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4c12" officeooo:paragraph-rsid="00014c12"/>
    </style:style>
    <style:style style:name="P2" style:family="paragraph" style:parent-style-name="Standard" style:list-style-name="L2">
      <style:text-properties officeooo:paragraph-rsid="00014c12"/>
    </style:style>
    <style:style style:name="P3" style:family="paragraph" style:parent-style-name="Standard">
      <style:text-properties officeooo:rsid="0001614a" officeooo:paragraph-rsid="00014c12"/>
    </style:style>
    <style:style style:name="P4" style:family="paragraph" style:parent-style-name="Standard">
      <style:text-properties officeooo:rsid="0001614a" officeooo:paragraph-rsid="0001614a"/>
    </style:style>
    <style:style style:name="P5" style:family="paragraph" style:parent-style-name="Standard" style:list-style-name="L3">
      <style:text-properties officeooo:rsid="0001614a" officeooo:paragraph-rsid="0001614a"/>
    </style:style>
    <style:style style:name="P6" style:family="paragraph" style:parent-style-name="Standard" style:list-style-name="L4">
      <style:text-properties fo:font-style="italic" fo:font-weight="bold" officeooo:rsid="000327f2" officeooo:paragraph-rsid="000327f2" style:font-style-asian="italic" style:font-weight-asian="bold" style:font-style-complex="italic" style:font-weight-complex="bold"/>
    </style:style>
    <style:style style:name="P7" style:family="paragraph" style:parent-style-name="Standard" style:list-style-name="L5">
      <style:text-properties fo:font-style="italic" fo:font-weight="bold" officeooo:rsid="000327f2" officeooo:paragraph-rsid="000327f2" style:font-style-asian="italic" style:font-weight-asian="bold" style:font-style-complex="italic" style:font-weight-complex="bold"/>
    </style:style>
    <style:style style:name="P8" style:family="paragraph" style:parent-style-name="Standard" style:list-style-name="L6">
      <style:text-properties fo:font-style="italic" fo:font-weight="bold" officeooo:rsid="00034202" officeooo:paragraph-rsid="00034202" style:font-style-asian="italic" style:font-weight-asian="bold" style:font-style-complex="italic" style:font-weight-complex="bold"/>
    </style:style>
    <style:style style:name="P9" style:family="paragraph" style:parent-style-name="Standard">
      <style:text-properties fo:font-style="italic" fo:font-weight="bold" officeooo:rsid="00034202" officeooo:paragraph-rsid="00034202" style:font-style-asian="italic" style:font-weight-asian="bold" style:font-style-complex="italic" style:font-weight-complex="bold"/>
    </style:style>
    <style:style style:name="P10" style:family="paragraph" style:parent-style-name="Standard">
      <style:text-properties fo:font-style="italic" fo:font-weight="bold" officeooo:rsid="00034202" officeooo:paragraph-rsid="0004760b" style:font-style-asian="italic" style:font-weight-asian="bold" style:font-style-complex="italic" style:font-weight-complex="bold"/>
    </style:style>
    <style:style style:name="P11" style:family="paragraph" style:parent-style-name="Standard">
      <style:text-properties fo:font-style="italic" fo:font-weight="bold" officeooo:rsid="0004760b" officeooo:paragraph-rsid="0004760b" style:font-style-asian="italic" style:font-weight-asian="bold" style:font-style-complex="italic" style:font-weight-complex="bold"/>
    </style:style>
    <style:style style:name="P12" style:family="paragraph" style:parent-style-name="Standard" style:list-style-name="L7">
      <style:text-properties fo:font-style="italic" fo:font-weight="bold" officeooo:rsid="00053a80" officeooo:paragraph-rsid="00053a80" style:font-style-asian="italic" style:font-weight-asian="bold" style:font-style-complex="italic" style:font-weight-complex="bold"/>
    </style:style>
    <style:style style:name="P13" style:family="paragraph" style:parent-style-name="Standard">
      <style:text-properties fo:font-style="italic" fo:font-weight="bold" officeooo:rsid="00053a80" officeooo:paragraph-rsid="00053a80" style:font-style-asian="italic" style:font-weight-asian="bold" style:font-style-complex="italic" style:font-weight-complex="bold"/>
    </style:style>
    <style:style style:name="P14" style:family="paragraph" style:parent-style-name="Standard" style:list-style-name="L8">
      <style:text-properties fo:font-style="italic" fo:font-weight="bold" officeooo:rsid="0006de3a" officeooo:paragraph-rsid="0006de3a" style:font-style-asian="italic" style:font-weight-asian="bold" style:font-style-complex="italic" style:font-weight-complex="bold"/>
    </style:style>
    <style:style style:name="P15" style:family="paragraph" style:parent-style-name="Standard" style:list-style-name="L9">
      <style:text-properties fo:font-style="italic" fo:font-weight="bold" officeooo:rsid="0006de3a" officeooo:paragraph-rsid="0006de3a" style:font-style-asian="italic" style:font-weight-asian="bold" style:font-style-complex="italic" style:font-weight-complex="bold"/>
    </style:style>
    <style:style style:name="P16" style:family="paragraph" style:parent-style-name="Standard">
      <style:text-properties fo:font-style="normal" fo:font-weight="normal" officeooo:rsid="000327f2" officeooo:paragraph-rsid="000327f2" style:font-style-asian="normal" style:font-weight-asian="normal" style:font-style-complex="normal" style:font-weight-complex="normal"/>
    </style:style>
    <style:style style:name="P17" style:family="paragraph" style:parent-style-name="Standard">
      <style:text-properties fo:font-style="normal" fo:font-weight="normal" officeooo:rsid="000327f2" officeooo:paragraph-rsid="00034202" style:font-style-asian="normal" style:font-weight-asian="normal" style:font-style-complex="normal" style:font-weight-complex="normal"/>
    </style:style>
    <style:style style:name="P18" style:family="paragraph" style:parent-style-name="Standard">
      <style:text-properties fo:font-style="normal" fo:font-weight="normal" officeooo:rsid="00053a80" officeooo:paragraph-rsid="00053a80" style:font-style-asian="normal" style:font-weight-asian="normal" style:font-style-complex="normal" style:font-weight-complex="normal"/>
    </style:style>
    <style:style style:name="P19" style:family="paragraph" style:parent-style-name="Standard">
      <style:text-properties fo:font-style="normal" fo:font-weight="normal" officeooo:rsid="0006de3a" officeooo:paragraph-rsid="0006de3a" style:font-style-asian="normal" style:font-weight-asian="normal" style:font-style-complex="normal" style:font-weight-complex="normal"/>
    </style:style>
    <style:style style:name="P20" style:family="paragraph" style:parent-style-name="Standard">
      <style:text-properties fo:font-style="normal" fo:font-weight="normal" officeooo:rsid="00074805" officeooo:paragraph-rsid="00074805" style:font-style-asian="normal" style:font-weight-asian="normal" style:font-style-complex="normal" style:font-weight-complex="normal"/>
    </style:style>
    <style:style style:name="P21" style:family="paragraph" style:parent-style-name="Standard">
      <style:text-properties fo:font-style="normal" fo:font-weight="normal" officeooo:rsid="000a4b91" officeooo:paragraph-rsid="00074805" style:font-style-asian="normal" style:font-weight-asian="normal" style:font-style-complex="normal" style:font-weight-complex="normal"/>
    </style:style>
    <style:style style:name="P22" style:family="paragraph" style:parent-style-name="Standard">
      <style:text-properties fo:font-style="normal" style:text-underline-style="solid" style:text-underline-width="auto" style:text-underline-color="font-color" fo:font-weight="normal" officeooo:rsid="00074805" officeooo:paragraph-rsid="00074805"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ize="18pt" officeooo:rsid="00014c12" officeooo:paragraph-rsid="00014c12" style:font-size-asian="18pt" style:font-size-complex="18pt"/>
    </style:style>
    <style:style style:name="P24" style:family="paragraph" style:parent-style-name="Standard">
      <style:text-properties style:text-underline-style="solid" style:text-underline-width="auto" style:text-underline-color="font-color" officeooo:rsid="00014c12" officeooo:paragraph-rsid="00014c12"/>
    </style:style>
    <style:style style:name="T1" style:family="text">
      <style:text-properties fo:font-weight="bold" officeooo:rsid="000a4b91"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327f2" style:font-style-asian="italic" style:font-weight-asian="bold" style:font-style-complex="italic" style:font-weight-complex="bold"/>
    </style:style>
    <style:style style:name="T5" style:family="text">
      <style:text-properties fo:font-style="italic" fo:font-weight="bold" officeooo:rsid="00014c12" style:font-style-asian="italic" style:font-weight-asian="bold" style:font-style-complex="italic" style:font-weight-complex="bold"/>
    </style:style>
    <style:style style:name="T6" style:family="text">
      <style:text-properties officeooo:rsid="00034202"/>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4760b" style:font-style-asian="normal" style:font-weight-asian="normal" style:font-style-complex="normal" style:font-weight-complex="normal"/>
    </style:style>
    <style:style style:name="T9" style:family="text">
      <style:text-properties fo:font-style="normal" fo:font-weight="normal" officeooo:rsid="00053a80" style:font-style-asian="normal" style:font-weight-asian="normal" style:font-style-complex="normal" style:font-weight-complex="normal"/>
    </style:style>
    <style:style style:name="T10" style:family="text">
      <style:text-properties fo:font-style="normal" fo:font-weight="normal" officeooo:rsid="0006de3a"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053a80" style:font-weight-asian="normal" style:font-weight-complex="normal"/>
    </style:style>
    <style:style style:name="T13" style:family="text">
      <style:text-properties officeooo:rsid="0004760b"/>
    </style:style>
    <style:style style:name="T14" style:family="text">
      <style:text-properties officeooo:rsid="00053a80"/>
    </style:style>
    <style:style style:name="T15" style:family="text">
      <style:text-properties officeooo:rsid="000a4b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AMANI Léandre</text:p>
      <text:p text:style-name="P1">SAULLE Laura</text:p>
      <text:p text:style-name="P1"/>
      <text:p text:style-name="P1"/>
      <text:p text:style-name="P23">TP Allocation mémoire </text:p>
      <text:p text:style-name="P23"/>
      <text:p text:style-name="P1"/>
      <text:p text:style-name="P1">Ce TP avait pour but de réaliser un allocateur mémoire contigüe. Aussi il était nécessaire de faire toutes les fonctions de l’interface de l’allocateur.</text:p>
      <text:p text:style-name="P3"/>
      <text:p text:style-name="P4"/>
      <text:p text:style-name="P4">Il a fallut définir différentes structures avant de commencer :</text:p>
      <text:p text:style-name="P4"/>
      <text:list xml:id="list3158866697402916450" text:style-name="L3">
        <text:list-item>
          <text:p text:style-name="P5"><text:span text:style-name="T4">s</text:span><text:span text:style-name="T3">truct fb</text:span> représente une zone libre. Elle contient la taille de la zone (structure comprise), ainsi qu’un pointeur vers la zone libre suivante.</text:p>
        </text:list-item>
        <text:list-item>
          <text:p text:style-name="P5"><text:span text:style-name="T4">s</text:span><text:span text:style-name="T3">truct bb</text:span> représente une zone allouée. Elle contient uniquement la taille de la zone (structure comprise aussi). </text:p>
          <text:p text:style-name="P5">Nous avons choisi de ne pas faire une liste chaînée des zones occupées car nous aurions perdu de l’espace de stockage, et nous n’aurions pas gagné beaucoup en temps d’exécution.</text:p>
        </text:list-item>
        <text:list-item>
          <text:p text:style-name="P5"><text:span text:style-name="T3">global_s</text:span> est une structure qui est placée en début de mémoire, afin de retrouver les informations capitale pour la gestion de la mémoire : un pointeur vers une fonction d’allocation, et un pointeur vers la première zone libre.</text:p>
        </text:list-item>
      </text:list>
      <text:p text:style-name="P1"/>
      <text:p text:style-name="P24">Fonctionnalités :</text:p>
      <text:p text:style-name="P1"/>
      <text:list xml:id="list2096258761440468907" text:style-name="L2">
        <text:list-item>
          <text:p text:style-name="P2"><text:span text:style-name="T5">void <text:s/>mem_init() ;</text:span></text:p>
        </text:list-item>
      </text:list>
      <text:p text:style-name="P1">Cette procédure initialise la mémoire avec une structure global_s. La stratégie d’allocation est définit le First Fit ; la liste des zones libres commence à l’octet suivant la stucture.</text:p>
      <text:p text:style-name="P1"/>
      <text:list xml:id="list1350031170316891545" text:style-name="L4">
        <text:list-item>
          <text:p text:style-name="P6">void mem_fit(mem_fit_function_t* mff) ;</text:p>
        </text:list-item>
      </text:list>
      <text:p text:style-name="P16">Cette procédure modifie la fonction d’allocation dans la structure global_s.</text:p>
      <text:p text:style-name="P16"/>
      <text:list xml:id="list2249254680703159155" text:style-name="L5">
        <text:list-item>
          <text:p text:style-name="P7">void mem_show(void (*print)(void *, size_t, int free)) ;</text:p>
        </text:list-item>
      </text:list>
      <text:p text:style-name="P17">Cette procédure affiche l’étât de la mémoire avec la fonction donnée en paramètre. </text:p>
      <text:p text:style-name="P17">Comme elle est appelée quelque soit l’affichage voulu (zones libres, occupées, ou toutes), <text:span text:style-name="T6">on doit parcourir toute la mémoire par ordre croissant d’adresse. On lit donc zone par zone jusqu’à ce qu’on atteigne la fin de la mémoire.</text:span></text:p>
      <text:p text:style-name="P17"/>
      <text:list xml:id="list9055543927659788114" text:style-name="L6">
        <text:list-item>
          <text:p text:style-name="P8">void* mem_alloc(size_t size) ;</text:p>
        </text:list-item>
      </text:list>
      <text:p text:style-name="P9"><text:span text:style-name="T7">Cette fonction alloue un espace de taille </text:span><text:span text:style-name="T11">size </text:span><text:span text:style-name="T7">dans la mémoire. Elle renvoie l’adresse du début de la zone libre si elle réussit, NULL sinon. </text:span></text:p>
      <text:p text:style-name="P9"><text:span text:style-name="T7">Nous avons décidé qu’une allocation d’une taille 0 reverrait NULL. En effet, nous aurions perdu ces zones en les allouant, car une </text:span><text:span text:style-name="T11">stucture fb</text:span><text:span text:style-name="T7"> ne peut pas être stockée </text:span><text:span text:style-name="T9">dans une zone de taille de </text:span><text:span text:style-name="T12">structure bb</text:span><text:span text:style-name="T9">.</text:span></text:p>
      <text:p text:style-name="P10"><text:span text:style-name="T8">Une allocation est faite en trois étapes : </text:span></text:p>
      <text:p text:style-name="P10"><text:span text:style-name="T8"><text:tab/>- une zone est cherchée avec la stratégie d’allocation ; </text:span></text:p>
      <text:p text:style-name="P10"><text:span text:style-name="T8"><text:tab/>- elle est supprimée de la liste des zones vides (avec </text:span><text:span text:style-name="T13">suppr_zone</text:span><text:span text:style-name="T9">)</text:span></text:p>
      <text:p text:style-name="P10"><text:span text:style-name="T8"><text:tab/>- si elle est trop grande, le surplus est réinséré dans la liste. </text:span><text:span text:style-name="T9">(avec </text:span><text:span text:style-name="T14">add_zone</text:span><text:span text:style-name="T9">)</text:span></text:p>
      <text:p text:style-name="P11"><text:span text:style-name="T7">Ce choix est coûteux car il nécessite deux parcours de liste, alors qu’il est possible de faire cela en un seul. Cependant nous avons préféré cette implémentation car elle était plus compréhensible.</text:span></text:p>
      <text:p text:style-name="P11"><text:span text:style-name="T7"/></text:p>
      <text:list xml:id="list3713573930799838126" text:style-name="L7">
        <text:list-item>
          <text:p text:style-name="P12"><text:soft-page-break/>void mem_free(void* zone) ;</text:p>
        </text:list-item>
      </text:list>
      <text:p text:style-name="P18">Cette procédure libère la zone mémoire pointée par <text:span text:style-name="T2">zone</text:span>. Le pointeur vaut NULL à la fin.</text:p>
      <text:p text:style-name="P18">La libération se fait en deux étapes :</text:p>
      <text:p text:style-name="P18"><text:tab/>- la zone mémoire est ajoutée dans la liste des zones libres</text:p>
      <text:p text:style-name="P18"><text:tab/>- un parcours de la liste fusionne les zones si plusieurs sont devenues contigües (avec <text:span text:style-name="T3">merge_zone</text:span>)</text:p>
      <text:p text:style-name="P13"><text:span text:style-name="T7">Cette stratégie demande deux parcours de la liste des zones vides, mais </text:span><text:span text:style-name="T10">est plus simple à appréhender.</text:span></text:p>
      <text:p text:style-name="P13"><text:span text:style-name="T10"/></text:p>
      <text:p text:style-name="P13"><text:span text:style-name="T10"/></text:p>
      <text:list xml:id="list863523949750126922" text:style-name="L8">
        <text:list-item>
          <text:p text:style-name="P14">struct fb* add_zone(struct fb* new_zone, struct fb* head) ;</text:p>
        </text:list-item>
        <text:list-item>
          <text:p text:style-name="P14">struct fb* suppr_zone(struct fb* old_zone, struct fb* head) ;</text:p>
        </text:list-item>
      </text:list>
      <text:p text:style-name="P19">Ces deux fonctions permettent de gérer la liste des zones libres. Elles renvoient toutes les deux l’adresse de la liste modifiée.</text:p>
      <text:p text:style-name="P19">Elles permettent d’ajouter ou de supprimer un maillon en conservant toujours un ordre croissant des adresses. </text:p>
      <text:p text:style-name="P19"/>
      <text:list xml:id="list5530297921819162847" text:style-name="L9">
        <text:list-item>
          <text:p text:style-name="P15">struct fb* merge_zone(struct fb* zone, struct fb* head) ;</text:p>
        </text:list-item>
      </text:list>
      <text:p text:style-name="P19">Cette fonction fusionne <text:span text:style-name="T2">zone</text:span> avec les zones libres avant et après, s’il y en a.</text:p>
      <text:p text:style-name="P19">Elle permet de reconstruire la mémoire, afin qu’il n’y ait pas plusieurs zones libres contigües.</text:p>
      <text:p text:style-name="P19"/>
      <text:p text:style-name="P19"/>
      <text:p text:style-name="P22">Pour aller plus loin :</text:p>
      <text:p text:style-name="P20"/>
      <text:p text:style-name="P20">Nous avons commencé à implémenter <text:span text:style-name="T3">mem_realloc</text:span>. Mais la partie qui consiste à agrandir la taille est complexe, et nous avons manqué de temps. <text:span text:style-name="T15">Un ébauche est en commentaire dans le fichier </text:span><text:span text:style-name="T1">mem.c</text:span><text:span text:style-name="T15">.</text:span></text:p>
      <text:p text:style-name="P21"/>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21:07:52.283816147</meta:creation-date>
    <dc:date>2019-10-10T23:03:37.249717322</dc:date>
    <meta:editing-duration>PT22M42S</meta:editing-duration>
    <meta:editing-cycles>3</meta:editing-cycles>
    <meta:generator>LibreOffice/5.2.7.2$Linux_X86_64 LibreOffice_project/20m0$Build-2</meta:generator>
    <meta:document-statistic meta:table-count="0" meta:image-count="0" meta:object-count="0" meta:page-count="2" meta:paragraph-count="40" meta:word-count="615" meta:character-count="3690" meta:non-whitespace-character-count="3114"/>
  </office:meta>
</office:document-meta>
</file>